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justify" style:justify-single-word="false"/>
    </style:style>
    <style:style style:name="P2" style:family="paragraph" style:parent-style-name="Heading_20_2">
      <style:paragraph-properties fo:text-align="justify" style:justify-single-word="false"/>
    </style:style>
    <style:style style:name="P3" style:family="paragraph" style:parent-style-name="Heading_20_3">
      <style:paragraph-properties fo:text-align="justify" style:justify-single-word="false"/>
    </style:style>
    <style:style style:name="P4" style:family="paragraph" style:parent-style-name="Heading_20_4">
      <style:paragraph-properties fo:text-align="justify" style:justify-single-word="false"/>
    </style:style>
    <style:style style:name="P5" style:family="paragraph" style:parent-style-name="Horizontal_20_Line">
      <style:paragraph-properties fo:text-align="justify" style:justify-single-word="false"/>
    </style:style>
    <style:style style:name="P6" style:family="paragraph" style:parent-style-name="Preformatted_20_Text">
      <style:paragraph-properties fo:text-align="justify" style:justify-single-word="false"/>
    </style:style>
    <style:style style:name="P7" style:family="paragraph" style:parent-style-name="Preformatted_20_Text">
      <style:paragraph-properties fo:text-align="justify" style:justify-single-word="false"/>
      <style:text-properties officeooo:paragraph-rsid="0038eb82"/>
    </style:style>
    <style:style style:name="P8" style:family="paragraph" style:parent-style-name="Preformatted_20_Text">
      <style:paragraph-properties fo:margin-top="0cm" fo:margin-bottom="0.499cm" style:contextual-spacing="false" fo:text-align="justify" style:justify-single-word="false"/>
      <style:text-properties officeooo:paragraph-rsid="0038eb82"/>
    </style:style>
    <style:style style:name="P9" style:family="paragraph" style:parent-style-name="Preformatted_20_Text">
      <style:paragraph-properties fo:margin-top="0cm" fo:margin-bottom="0.499cm" style:contextual-spacing="false" fo:text-align="justify" style:justify-single-word="false"/>
    </style:style>
    <style:style style:name="P10" style:family="paragraph" style:parent-style-name="Preformatted_20_Text">
      <style:paragraph-properties fo:text-align="justify" style:justify-single-word="false"/>
      <style:text-properties officeooo:paragraph-rsid="003cdd9c"/>
    </style:style>
    <style:style style:name="P11" style:family="paragraph" style:parent-style-name="Preformatted_20_Text">
      <style:paragraph-properties fo:margin-left="0cm" fo:margin-right="0cm" fo:margin-top="0cm" fo:margin-bottom="0.499cm" style:contextual-spacing="false" fo:text-align="justify" style:justify-single-word="false" fo:text-indent="0cm" style:auto-text-indent="false"/>
    </style:style>
    <style:style style:name="P12" style:family="paragraph" style:parent-style-name="Text_20_body">
      <style:paragraph-properties fo:margin-left="0cm" fo:margin-right="0cm" fo:text-align="justify" style:justify-single-word="false" fo:text-indent="0cm" style:auto-text-indent="false"/>
    </style:style>
    <style:style style:name="P13" style:family="paragraph" style:parent-style-name="Preformatted_20_Text">
      <style:paragraph-properties fo:text-align="justify" style:justify-single-word="false"/>
      <style:text-properties officeooo:paragraph-rsid="0036be3d"/>
    </style:style>
    <style:style style:name="P14" style:family="paragraph" style:parent-style-name="Text_20_body">
      <style:paragraph-properties fo:text-align="justify" style:justify-single-word="false"/>
      <style:text-properties officeooo:paragraph-rsid="0036be3d"/>
    </style:style>
    <style:style style:name="P15" style:family="paragraph" style:parent-style-name="Preformatted_20_Text">
      <style:paragraph-properties fo:text-align="justify" style:justify-single-word="false"/>
      <style:text-properties officeooo:paragraph-rsid="003f76ff"/>
    </style:style>
    <style:style style:name="P16" style:family="paragraph" style:parent-style-name="Standard">
      <style:paragraph-properties fo:text-align="justify" style:justify-single-word="false"/>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03d4308"/>
    </style:style>
    <style:style style:name="P19" style:family="paragraph" style:parent-style-name="Text_20_body">
      <style:paragraph-properties fo:text-align="justify" style:justify-single-word="false"/>
      <style:text-properties officeooo:paragraph-rsid="002cb249"/>
    </style:style>
    <style:style style:name="P20" style:family="paragraph" style:parent-style-name="Text_20_body">
      <style:paragraph-properties fo:text-align="justify" style:justify-single-word="false"/>
      <style:text-properties officeooo:paragraph-rsid="0040bb9a"/>
    </style:style>
    <style:style style:name="P21" style:family="paragraph" style:parent-style-name="Heading_20_1">
      <style:paragraph-properties fo:text-align="justify" style:justify-single-word="false"/>
      <style:text-properties officeooo:rsid="002ca7b8"/>
    </style:style>
    <style:style style:name="P22" style:family="paragraph" style:parent-style-name="Heading_20_1">
      <style:paragraph-properties fo:text-align="justify" style:justify-single-word="false"/>
      <style:text-properties officeooo:rsid="003ff733" officeooo:paragraph-rsid="003ff733"/>
    </style:style>
    <style:style style:name="P23" style:family="paragraph" style:parent-style-name="Heading_20_2">
      <style:paragraph-properties fo:text-align="justify" style:justify-single-word="false"/>
      <style:text-properties officeooo:rsid="0036be3d" officeooo:paragraph-rsid="0036be3d"/>
    </style:style>
    <style:style style:name="P24" style:family="paragraph" style:parent-style-name="Heading_20_2">
      <style:paragraph-properties fo:text-align="justify" style:justify-single-word="false"/>
      <style:text-properties officeooo:rsid="002cb249" officeooo:paragraph-rsid="002cb249"/>
    </style:style>
    <style:style style:name="P25" style:family="paragraph" style:parent-style-name="Text_20_body">
      <style:paragraph-properties fo:margin-left="0cm" fo:margin-right="0cm" fo:text-align="justify" style:justify-single-word="false" fo:text-indent="0cm" style:auto-text-indent="false"/>
      <style:text-properties loext:padding="0cm" loext:border="none"/>
    </style:style>
    <style:style style:name="P26" style:family="paragraph" style:parent-style-name="Heading_20_2">
      <style:paragraph-properties fo:text-align="justify" style:justify-single-word="false"/>
      <style:text-properties officeooo:rsid="003ff733"/>
    </style:style>
    <style:style style:name="P27" style:family="paragraph" style:parent-style-name="Text_20_body" style:list-style-name="L1">
      <style:paragraph-properties fo:margin-top="0cm" fo:margin-bottom="0cm" style:contextual-spacing="false" fo:text-align="justify" style:justify-single-word="false"/>
    </style:style>
    <style:style style:name="P28" style:family="paragraph" style:parent-style-name="Text_20_body" style:list-style-name="L1">
      <style:paragraph-properties fo:text-align="justify" style:justify-single-word="false"/>
    </style:style>
    <style:style style:name="P29" style:family="paragraph" style:parent-style-name="Text_20_body" style:list-style-name="L2">
      <style:paragraph-properties fo:text-align="justify" style:justify-single-word="false"/>
    </style:style>
    <style:style style:name="P30" style:family="paragraph" style:parent-style-name="Text_20_body" style:list-style-name="L3">
      <style:paragraph-properties fo:margin-top="0cm" fo:margin-bottom="0cm" style:contextual-spacing="false" fo:text-align="justify" style:justify-single-word="false"/>
    </style:style>
    <style:style style:name="P31" style:family="paragraph" style:parent-style-name="Text_20_body" style:list-style-name="L3">
      <style:paragraph-properties fo:text-align="justify" style:justify-single-word="false"/>
    </style:style>
    <style:style style:name="P32" style:family="paragraph" style:parent-style-name="Text_20_body" style:list-style-name="L4">
      <style:paragraph-properties fo:margin-top="0cm" fo:margin-bottom="0cm" style:contextual-spacing="false" fo:text-align="justify" style:justify-single-word="false"/>
    </style:style>
    <style:style style:name="P33" style:family="paragraph" style:parent-style-name="Text_20_body" style:list-style-name="L4">
      <style:paragraph-properties fo:text-align="justify" style:justify-single-word="false"/>
    </style:style>
    <style:style style:name="P34" style:family="paragraph" style:parent-style-name="Text_20_body" style:list-style-name="L2">
      <style:paragraph-properties fo:margin-top="0cm" fo:margin-bottom="0cm" style:contextual-spacing="false" fo:text-align="justify" style:justify-single-word="false"/>
      <style:text-properties fo:color="#000000" loext:opacity="100%"/>
    </style:style>
    <style:style style:name="T1" style:family="text">
      <style:text-properties fo:font-style="italic"/>
    </style:style>
    <style:style style:name="T2" style:family="text">
      <style:text-properties fo:font-style="italic" officeooo:rsid="003f76ff"/>
    </style:style>
    <style:style style:name="T3" style:family="text">
      <style:text-properties fo:font-style="italic" officeooo:rsid="003ff733"/>
    </style:style>
    <style:style style:name="T4" style:family="text">
      <style:text-properties fo:font-style="italic" officeooo:rsid="0040bb9a"/>
    </style:style>
    <style:style style:name="T5" style:family="text">
      <style:text-properties officeooo:rsid="002aa8ee"/>
    </style:style>
    <style:style style:name="T6" style:family="text">
      <style:text-properties officeooo:rsid="002ca7b8"/>
    </style:style>
    <style:style style:name="T7" style:family="text">
      <style:text-properties officeooo:rsid="002cb249"/>
    </style:style>
    <style:style style:name="T8" style:family="text">
      <style:text-properties officeooo:rsid="002d24ab"/>
    </style:style>
    <style:style style:name="T9" style:family="text">
      <style:text-properties officeooo:rsid="002d3716"/>
    </style:style>
    <style:style style:name="T10" style:family="text">
      <style:text-properties officeooo:rsid="0034b9fb"/>
    </style:style>
    <style:style style:name="T11" style:family="text">
      <style:text-properties officeooo:rsid="0035bbe8"/>
    </style:style>
    <style:style style:name="T12" style:family="text">
      <style:text-properties officeooo:rsid="0036be3d"/>
    </style:style>
    <style:style style:name="T13" style:family="text">
      <style:text-properties officeooo:rsid="00382f8d"/>
    </style:style>
    <style:style style:name="T14" style:family="text">
      <style:text-properties officeooo:rsid="0038eb82"/>
    </style:style>
    <style:style style:name="T15" style:family="text">
      <style:text-properties officeooo:rsid="003b4de4"/>
    </style:style>
    <style:style style:name="T16" style:family="text">
      <style:text-properties officeooo:rsid="003cdd9c"/>
    </style:style>
    <style:style style:name="T17" style:family="text">
      <style:text-properties officeooo:rsid="003d4308"/>
    </style:style>
    <style:style style:name="T18" style:family="text">
      <style:text-properties officeooo:rsid="003f76ff"/>
    </style:style>
    <style:style style:name="T19" style:family="text">
      <style:text-properties fo:color="#000000" loext:opacity="100%"/>
    </style:style>
    <style:style style:name="T20" style:family="text">
      <style:text-properties fo:color="#000000" loext:opacity="100%" officeooo:rsid="003f76ff"/>
    </style:style>
    <style:style style:name="T21" style:family="text">
      <style:text-properties officeooo:rsid="003ff733"/>
    </style:style>
    <style:style style:name="T22" style:family="text">
      <style:text-properties officeooo:rsid="0040bb9a"/>
    </style:style>
    <style:style style:name="T23" style:family="text">
      <style:text-properties officeooo:rsid="00427ca4"/>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Booleanos <text:span text:style-name="T5">en</text:span> Java</text:h>
      <text:p text:style-name="P5"/>
      <text:h text:style-name="P2" text:outline-level="2">Booleanos de Java</text:h>
      <text:p text:style-name="P17">Muy a menudo, en la programación, necesitarás un tipo de datos que solo puede tener uno de dos valores, como:</text:p>
      <text:list text:style-name="L1">
        <text:list-item>
          <text:p text:style-name="P27">S<text:span text:style-name="T5">Í</text:span> / NO </text:p>
        </text:list-item>
        <text:list-item>
          <text:p text:style-name="P27"><text:span text:style-name="T5">O</text:span>N / OFF </text:p>
        </text:list-item>
        <text:list-item>
          <text:p text:style-name="P28">TRUE / FALSE</text:p>
        </text:list-item>
      </text:list>
      <text:p text:style-name="P17">Para esto, Java tiene un tipo de datos <text:span text:style-name="Source_20_Text">boolean</text:span>, que puede almacenar <text:span text:style-name="T6">valores </text:span><text:span text:style-name="Source_20_Text">true</text:span> o <text:span text:style-name="Source_20_Text">false</text:span>.</text:p>
      <text:p text:style-name="P5"/>
      <text:h text:style-name="P2" text:outline-level="2">Valores booleanos</text:h>
      <text:p text:style-name="P17">Un tipo booleano se declara con <text:span text:style-name="T10">la</text:span> palabra clave <text:span text:style-name="Source_20_Text">boolean</text:span> y s<text:span text:style-name="T18">olamente</text:span> puede tomar los valores <text:span text:style-name="Source_20_Text">true </text:span>o <text:s/><text:span text:style-name="Source_20_Text">false</text:span>:</text:p>
      <text:h text:style-name="P3" text:outline-level="3">Ejemplo </text:h>
      <text:p text:style-name="P6"><text:span text:style-name="Source_20_Text">boolean </text:span><text:span text:style-name="Source_20_Text"><text:span text:style-name="T14">esJavaDivertido</text:span></text:span><text:span text:style-name="Source_20_Text"> = true;</text:span></text:p>
      <text:p text:style-name="P6"><text:span text:style-name="Source_20_Text">boolean </text:span><text:span text:style-name="Source_20_Text"><text:span text:style-name="T14">esElPescadoSabroso</text:span></text:span><text:span text:style-name="Source_20_Text"> = false;</text:span></text:p>
      <text:p text:style-name="P7"><text:span text:style-name="Source_20_Text">System.out.println(</text:span><text:span text:style-name="Source_20_Text"><text:span text:style-name="T14">esJavaDivertido</text:span></text:span><text:span text:style-name="Source_20_Text">); <text:s text:c="4"/>// </text:span><text:span text:style-name="Source_20_Text"><text:span text:style-name="T14">muestra</text:span></text:span><text:span text:style-name="Source_20_Text"> true</text:span></text:p>
      <text:p text:style-name="P8"><text:span text:style-name="Source_20_Text">System.out.println(</text:span><text:span text:style-name="Source_20_Text"><text:span text:style-name="T14">esElPescadoSabroso</text:span></text:span><text:span text:style-name="Source_20_Text">); <text:s text:c="2"/>// </text:span><text:span text:style-name="Source_20_Text"><text:span text:style-name="T14">muestra</text:span></text:span><text:span text:style-name="Source_20_Text"> false</text:span></text:p>
      <text:p text:style-name="P17">Sin embargo, es más común devolver los valores booleanos de las expresiones booleanas, para las pruebas condicionales.</text:p>
      <text:p text:style-name="P5"/>
      <text:h text:style-name="P2" text:outline-level="2">Expresión booleana</text:h>
      <text:p text:style-name="P17">Una expresión booleana devuelve un valor booleano: <text:span text:style-name="Source_20_Text">true</text:span> o <text:span text:style-name="Source_20_Text">false</text:span>.</text:p>
      <text:p text:style-name="P17">Por ejemplo, puede<text:span text:style-name="T18">s</text:span> utilizar un <text:span text:style-name="T18">operador de comparación</text:span>, como el <text:span text:style-name="T10">operador </text:span><text:span text:style-name="Strong_20_Emphasis">mayor (</text:span><text:span text:style-name="Source_20_Text">&gt;</text:span>), para averiguar si una expresión (o una variable) es verdadera o falsa:</text:p>
      <text:h text:style-name="P3" text:outline-level="3">Ejemplo</text:h>
      <text:p text:style-name="P6"><text:span text:style-name="Source_20_Text">int x = 10;</text:span></text:p>
      <text:p text:style-name="P6"><text:span text:style-name="Source_20_Text">int y = 9;</text:span></text:p>
      <text:p text:style-name="P9"><text:span text:style-name="Source_20_Text">System.out.println(x &gt; y); // </text:span><text:span text:style-name="Source_20_Text"><text:span text:style-name="T14">devuelve</text:span></text:span><text:span text:style-name="Source_20_Text"> true, </text:span><text:span text:style-name="Source_20_Text"><text:span text:style-name="T14">porque</text:span></text:span><text:span text:style-name="Source_20_Text"> 10 </text:span><text:span text:style-name="Source_20_Text"><text:span text:style-name="T14">es mayor que</text:span></text:span><text:span text:style-name="Source_20_Text"> 9</text:span></text:p>
      <text:p text:style-name="P17">O incluso más fácil:</text:p>
      <text:h text:style-name="P3" text:outline-level="3">Ejemplo</text:h>
      <text:p text:style-name="P9"><text:span text:style-name="Source_20_Text">System.out.println(10 &gt; 9); // </text:span><text:span text:style-name="Source_20_Text"><text:span text:style-name="T14">devuelve</text:span></text:span><text:span text:style-name="Source_20_Text"> true, </text:span><text:span text:style-name="Source_20_Text"><text:span text:style-name="T14">porque</text:span></text:span><text:span text:style-name="Source_20_Text"> 10 </text:span><text:span text:style-name="Source_20_Text"><text:span text:style-name="T14">es mayor que</text:span></text:span><text:span text:style-name="Source_20_Text"> 9</text:span></text:p>
      <text:p text:style-name="P17"><text:soft-page-break/>En los siguientes ejemplos, utilizamos <text:span text:style-name="T10">el operador </text:span><text:span text:style-name="Source_20_Text">==</text:span> para evaluar una expresión:</text:p>
      <text:h text:style-name="P3" text:outline-level="3">Ejemplo</text:h>
      <text:p text:style-name="P6"><text:span text:style-name="Source_20_Text">int x = 10;</text:span></text:p>
      <text:p text:style-name="P9"><text:span text:style-name="Source_20_Text">System.out.println(x == 10); // </text:span><text:span text:style-name="Source_20_Text"><text:span text:style-name="T14">devuelve</text:span></text:span><text:span text:style-name="Source_20_Text"> true, </text:span><text:span text:style-name="Source_20_Text"><text:span text:style-name="T14">porque el valor de</text:span></text:span><text:span text:style-name="Source_20_Text"> x </text:span><text:span text:style-name="Source_20_Text"><text:span text:style-name="T14">es igual a</text:span></text:span><text:span text:style-name="Source_20_Text"> 10</text:span></text:p>
      <text:h text:style-name="P3" text:outline-level="3">Ejemplo</text:h>
      <text:p text:style-name="P9"><text:span text:style-name="Source_20_Text">System.out.println(10 == 15); // </text:span><text:span text:style-name="Source_20_Text"><text:span text:style-name="T14">devuelve</text:span></text:span><text:span text:style-name="Source_20_Text"> false, </text:span><text:span text:style-name="Source_20_Text"><text:span text:style-name="T14">porque</text:span></text:span><text:span text:style-name="Source_20_Text"> 10 </text:span><text:span text:style-name="Source_20_Text"><text:span text:style-name="T14">no es igual a</text:span></text:span><text:span text:style-name="Source_20_Text"> 15</text:span></text:p>
      <text:p text:style-name="P5"/>
      <text:h text:style-name="P2" text:outline-level="2">Ejemplo de la vida real</text:h>
      <text:p text:style-name="P17">Pensemos en un <text:span text:style-name="T10">e</text:span>jemplo de <text:span text:style-name="T10">la </text:span>vida <text:span text:style-name="T10">real en</text:span> donde tenemos que averiguar si una persona tiene la edad suficiente para votar.</text:p>
      <text:p text:style-name="P17">En el ejemplo de abajo, utilizamos <text:span text:style-name="T10">el operador de comparación</text:span> <text:span text:style-name="Source_20_Text">&gt;=</text:span> para saber si la edad (<text:span text:style-name="Source_20_Text">25</text:span>) es <text:span text:style-name="Strong_20_Emphasis">mayor que</text:span> <text:span text:style-name="T10">o</text:span> <text:span text:style-name="Strong_20_Emphasis">igual al</text:span> límite de edad de voto, que se fija a <text:span text:style-name="Source_20_Text">18</text:span>:</text:p>
      <text:h text:style-name="P3" text:outline-level="3">Ejemplo</text:h>
      <text:p text:style-name="P6"><text:span text:style-name="Source_20_Text">int </text:span><text:span text:style-name="Source_20_Text"><text:span text:style-name="T14">miEdad</text:span></text:span><text:span text:style-name="Source_20_Text"> = 25;</text:span></text:p>
      <text:p text:style-name="P6"><text:span text:style-name="Source_20_Text">int </text:span><text:span text:style-name="Source_20_Text"><text:span text:style-name="T14">edadParaVotar</text:span></text:span><text:span text:style-name="Source_20_Text"> = 18;</text:span></text:p>
      <text:p text:style-name="P8"><text:span text:style-name="Source_20_Text">System.out.println(</text:span><text:span text:style-name="Source_20_Text"><text:span text:style-name="T14">miEdad</text:span></text:span><text:span text:style-name="Source_20_Text"> &gt;= </text:span><text:span text:style-name="Source_20_Text"><text:span text:style-name="T14">edadParaVotar</text:span></text:span><text:span text:style-name="Source_20_Text">);</text:span></text:p>
      <text:p text:style-name="P17">Un enfoque aún mejor, sería envolver el código de arriba en un<text:span text:style-name="T10">a sentencia</text:span> <text:span text:style-name="Source_20_Text">if...else</text:span>, para que podamos realizar diferentes acciones en función del resultado:</text:p>
      <text:h text:style-name="P3" text:outline-level="3">Ejemplo</text:h>
      <text:p text:style-name="P18"><text:span text:style-name="T17">S</text:span>i <text:span text:style-name="T16">miEdad</text:span><text:span text:style-name="Source_20_Text"> </text:span>es <text:span text:style-name="Strong_20_Emphasis">mayor o igual a</text:span> <text:span text:style-name="Source_20_Text">18 </text:span><text:span text:style-name="T17">se imprime</text:span> "<text:span text:style-name="T16">L</text:span>o suficientemente <text:span text:style-name="T15">mayor</text:span> para votar". De lo contrario, la salida <text:span text:style-name="T17">sería </text:span>"No <text:span text:style-name="T18">es </text:span>lo suficientemente <text:span text:style-name="T16">mayor</text:span> para votar".:</text:p>
      <text:p text:style-name="P6"><text:span text:style-name="Source_20_Text">int </text:span><text:span text:style-name="Source_20_Text"><text:span text:style-name="T16">miEdad</text:span></text:span><text:span text:style-name="Source_20_Text"> = 25;</text:span></text:p>
      <text:p text:style-name="P6"><text:span text:style-name="Source_20_Text">int </text:span><text:span text:style-name="Source_20_Text"><text:span text:style-name="T16">edadParaVotar</text:span></text:span><text:span text:style-name="Source_20_Text"> = 18;</text:span></text:p>
      <text:p text:style-name="P6"/>
      <text:p text:style-name="P6"><text:span text:style-name="Source_20_Text">if (</text:span><text:span text:style-name="Source_20_Text"><text:span text:style-name="T16">miEdad</text:span></text:span><text:span text:style-name="Source_20_Text"> &gt;= </text:span><text:span text:style-name="Source_20_Text"><text:span text:style-name="T16">edadParaVotar</text:span></text:span><text:span text:style-name="Source_20_Text">) {</text:span></text:p>
      <text:p text:style-name="P10"><text:span text:style-name="Source_20_Text"><text:s text:c="2"/>System.out.println("</text:span><text:span text:style-name="Source_20_Text"><text:span text:style-name="T16">L</text:span></text:span><text:span text:style-name="Source_20_Text">o suficientemente </text:span><text:span text:style-name="Source_20_Text"><text:span text:style-name="T15">mayor</text:span></text:span><text:span text:style-name="Source_20_Text"> para votar");</text:span></text:p>
      <text:p text:style-name="P6"><text:span text:style-name="Source_20_Text">} else {</text:span></text:p>
      <text:p text:style-name="P10"><text:span text:style-name="Source_20_Text"><text:s text:c="2"/>System.out.println("No </text:span><text:span text:style-name="Source_20_Text"><text:span text:style-name="T18">es </text:span></text:span><text:span text:style-name="Source_20_Text">lo suficientemente </text:span><text:span text:style-name="Source_20_Text"><text:span text:style-name="T16">mayor</text:span></text:span><text:span text:style-name="Source_20_Text"> para votar");</text:span></text:p>
      <text:p text:style-name="P9"><text:span text:style-name="Source_20_Text">}</text:span></text:p>
      <text:h text:style-name="P1" text:outline-level="1"><text:span text:style-name="T6">if</text:span>... <text:span text:style-name="T6">e</text:span>lse</text:h>
      <text:p text:style-name="P5"/>
      <text:h text:style-name="P2" text:outline-level="2">Condicion<text:span text:style-name="T10">ales en Java</text:span></text:h>
      <text:p text:style-name="P17"><text:span text:style-name="T10">J</text:span>ava <text:span text:style-name="T18">soporta</text:span> las condiciones lógicas habituales de las matemáticas:</text:p>
      <text:list text:style-name="L2">
        <text:list-item>
          <text:p text:style-name="P34">Menos que: a &lt; b </text:p>
        </text:list-item>
        <text:list-item>
          <text:p text:style-name="P34"><text:soft-page-break/>Meno<text:span text:style-name="T10">r</text:span> o igual <text:span text:style-name="T10">que</text:span>: a &lt;<text:span text:style-name="T10">=b</text:span> </text:p>
        </text:list-item>
        <text:list-item>
          <text:p text:style-name="P34">Más que: a &gt; b </text:p>
        </text:list-item>
        <text:list-item>
          <text:p text:style-name="P34">Mayor <text:span text:style-name="T18">o igual que</text:span>: a &gt; <text:span text:style-name="T10">b</text:span> </text:p>
        </text:list-item>
        <text:list-item>
          <text:p text:style-name="P34">Igual: a == <text:span text:style-name="T18">b</text:span></text:p>
        </text:list-item>
        <text:list-item>
          <text:p text:style-name="P29"><text:span text:style-name="T20">Distinto</text:span><text:span text:style-name="T19">: </text:span>a != b </text:p>
        </text:list-item>
      </text:list>
      <text:p text:style-name="P17">Puedes usar estas condiciones para realizar diferentes acciones para diferentes decisiones.</text:p>
      <text:p text:style-name="P17">Java tiene las siguientes declaraciones condicionales:</text:p>
      <text:list text:style-name="L3">
        <text:list-item>
          <text:p text:style-name="P30"><text:span text:style-name="Source_20_Text">if </text:span>para especificar un bloque de código a ejecutar, si una condición especificada es verdadera </text:p>
        </text:list-item>
        <text:list-item>
          <text:p text:style-name="P30"><text:span text:style-name="Source_20_Text">else </text:span>para especificar un bloque de código a ejecutar, si la misma condición es falsa </text:p>
        </text:list-item>
        <text:list-item>
          <text:p text:style-name="P30"><text:span text:style-name="Source_20_Text">else if </text:span>para especificar una nueva condición para probar si la primera condición es falsa </text:p>
        </text:list-item>
        <text:list-item>
          <text:p text:style-name="P31"><text:span text:style-name="Source_20_Text">switch </text:span>para especificar muchos bloques alternativos de código a ejecutar </text:p>
        </text:list-item>
      </text:list>
      <text:p text:style-name="P5"/>
      <text:h text:style-name="P2" text:outline-level="2">La <text:span text:style-name="T11">sentencia</text:span> <text:span text:style-name="T11">if</text:span></text:h>
      <text:p text:style-name="P17"><text:span text:style-name="T18">L</text:span><text:span text:style-name="T11">a sentencia</text:span> <text:span text:style-name="Source_20_Text">if</text:span> <text:span text:style-name="T18">se usa </text:span>para especificar un bloque de código Java a ejecutar si una condición es <text:span text:style-name="Source_20_Text">true</text:span>.</text:p>
      <text:h text:style-name="P3" text:outline-level="3">Sintaxis</text:h>
      <text:p text:style-name="P6"><text:span text:style-name="Source_20_Text">if (</text:span><text:span text:style-name="Source_20_Text"><text:span text:style-name="Emphasis">condi</text:span></text:span><text:span text:style-name="Source_20_Text"><text:span text:style-name="Emphasis"><text:span text:style-name="T18">ción</text:span></text:span></text:span><text:span text:style-name="Source_20_Text">) {</text:span></text:p>
      <text:p text:style-name="P6"><text:span text:style-name="Source_20_Text"><text:s text:c="2"/></text:span><text:span text:style-name="Source_20_Text"><text:span text:style-name="Emphasis">// </text:span></text:span><text:span text:style-name="Source_20_Text"><text:span text:style-name="Emphasis"><text:span text:style-name="T18">bloque de código a ser ejecutado si la condición es true</text:span></text:span></text:span></text:p>
      <text:p text:style-name="P9"><text:span text:style-name="Source_20_Text">}</text:span></text:p>
      <text:p text:style-name="P17">Te<text:span text:style-name="T18">n</text:span> en cuenta que <text:span text:style-name="Source_20_Text">if </text:span>está en letras minúsculas. Las letras de mayúsculas (<text:span text:style-name="T11">If</text:span> o IF) generarán un error.</text:p>
      <text:p text:style-name="P17">En el ejemplo siguiente, probamos dos valores para averiguar si 20 es mayor que 18. Si la condición es <text:span text:style-name="Source_20_Text">true</text:span>, imprimir<text:span text:style-name="T11">á</text:span> un texto:</text:p>
      <text:h text:style-name="P3" text:outline-level="3">Ejemplo</text:h>
      <text:p text:style-name="P6"><text:span text:style-name="Source_20_Text">if (20 &gt; 18) {</text:span></text:p>
      <text:p text:style-name="P6"><text:span text:style-name="Source_20_Text"><text:s text:c="2"/>System.out.println("20 </text:span><text:span text:style-name="Source_20_Text"><text:span text:style-name="T18">es mayor que</text:span></text:span><text:span text:style-name="Source_20_Text"> 18");</text:span></text:p>
      <text:p text:style-name="P9"><text:span text:style-name="Source_20_Text">}</text:span></text:p>
      <text:p text:style-name="P17">También podemos probar variables:</text:p>
      <text:h text:style-name="P3" text:outline-level="3">Ejemplo</text:h>
      <text:p text:style-name="P6"><text:span text:style-name="Source_20_Text">int x = 20;</text:span></text:p>
      <text:p text:style-name="P6"><text:span text:style-name="Source_20_Text">int y = 18;</text:span></text:p>
      <text:p text:style-name="P6"><text:span text:style-name="Source_20_Text">if (x &gt; y) {</text:span></text:p>
      <text:p text:style-name="P6"><text:span text:style-name="Source_20_Text"><text:s text:c="2"/>System.out.println("x </text:span><text:span text:style-name="Source_20_Text"><text:span text:style-name="T18">es mayor que</text:span></text:span><text:span text:style-name="Source_20_Text"> y");</text:span></text:p>
      <text:p text:style-name="P9"><text:span text:style-name="Source_20_Text">}</text:span></text:p>
      <text:h text:style-name="P4" text:outline-level="4"><text:soft-page-break/>Ejemplo explicado</text:h>
      <text:p text:style-name="P14">En el ejemplo anterior utilizamos dos variables, <text:span text:style-name="Strong_20_Emphasis">x</text:span> e <text:span text:style-name="Strong_20_Emphasis">y</text:span>, para probar si x es mayor que y (utilizando el <text:span text:style-name="T12">el </text:span>operador <text:span text:style-name="Source_20_Text">&gt;</text:span>). Como x es 20 <text:span text:style-name="T18">e</text:span> y <text:span text:style-name="T12">es</text:span> 18 y sabemos que 20 es mayor que 18, imprimimos <text:span text:style-name="T12">por</text:span> pantalla que "x es mayor que y".</text:p>
      <text:p text:style-name="P5"/>
      <text:section text:style-name="Sect1" text:name="Sección2">
        <text:p text:style-name="P12"/>
      </text:section>
      <text:h text:style-name="P23" text:outline-level="2">else</text:h>
      <text:p text:style-name="P17">Utilice <text:span text:style-name="T12">la sentencia</text:span> <text:span text:style-name="Source_20_Text">else</text:span> para especificar un bloque de código a ejecutar si la condición es <text:span text:style-name="Source_20_Text">false</text:span>.</text:p>
      <text:h text:style-name="P3" text:outline-level="3">Sintaxis</text:h>
      <text:p text:style-name="P6"><text:span text:style-name="Source_20_Text">if (</text:span><text:span text:style-name="Source_20_Text"><text:span text:style-name="Emphasis">condi</text:span></text:span><text:span text:style-name="Source_20_Text"><text:span text:style-name="Emphasis"><text:span text:style-name="T12">c</text:span></text:span></text:span><text:span text:style-name="Source_20_Text"><text:span text:style-name="Emphasis">i</text:span></text:span><text:span text:style-name="Source_20_Text"><text:span text:style-name="Emphasis"><text:span text:style-name="T12">ó</text:span></text:span></text:span><text:span text:style-name="Source_20_Text"><text:span text:style-name="Emphasis">n</text:span></text:span><text:span text:style-name="Source_20_Text">) {</text:span></text:p>
      <text:p text:style-name="P6"><text:span text:style-name="Source_20_Text"><text:s text:c="2"/></text:span><text:span text:style-name="Source_20_Text"><text:span text:style-name="Emphasis">// </text:span></text:span><text:span text:style-name="Source_20_Text"><text:span text:style-name="Emphasis"><text:span text:style-name="T12">bloque de código que se ejecuta si la condición es true</text:span></text:span></text:span></text:p>
      <text:p text:style-name="P6"><text:span text:style-name="Source_20_Text">} else {</text:span></text:p>
      <text:p text:style-name="P6"><text:span text:style-name="Source_20_Text"><text:s text:c="2"/></text:span><text:span text:style-name="Source_20_Text"><text:span text:style-name="Emphasis">// </text:span></text:span><text:span text:style-name="Source_20_Text"><text:span text:style-name="Emphasis"><text:span text:style-name="T12">bloque de código que se ejecuta si la condición es false</text:span></text:span></text:span></text:p>
      <text:p text:style-name="P9"><text:span text:style-name="Source_20_Text">}</text:span></text:p>
      <text:h text:style-name="P3" text:outline-level="3">Ejemplo</text:h>
      <text:p text:style-name="P6"><text:span text:style-name="Source_20_Text">int </text:span><text:span text:style-name="Source_20_Text"><text:span text:style-name="T18">hora</text:span></text:span><text:span text:style-name="Source_20_Text"> = 20;</text:span></text:p>
      <text:p text:style-name="P15"><text:span text:style-name="Source_20_Text">if (</text:span><text:span text:style-name="Source_20_Text"><text:span text:style-name="T18">hora</text:span></text:span><text:span text:style-name="Source_20_Text"> &lt; 18) {</text:span></text:p>
      <text:p text:style-name="P6"><text:span text:style-name="Source_20_Text"><text:s text:c="2"/>System.out.println("</text:span><text:span text:style-name="Source_20_Text"><text:span text:style-name="T12">Buenos días</text:span></text:span><text:span text:style-name="Source_20_Text">.");</text:span></text:p>
      <text:p text:style-name="P6"><text:span text:style-name="Source_20_Text">} else {</text:span></text:p>
      <text:p text:style-name="P6"><text:span text:style-name="Source_20_Text"><text:s text:c="2"/>System.out.println("</text:span><text:span text:style-name="Source_20_Text"><text:span text:style-name="T12">Buenas tardes</text:span></text:span><text:span text:style-name="Source_20_Text">.");</text:span></text:p>
      <text:p text:style-name="P6"><text:span text:style-name="Source_20_Text">}</text:span></text:p>
      <text:p text:style-name="P6"><text:span text:style-name="Source_20_Text">// </text:span><text:span text:style-name="Source_20_Text"><text:span text:style-name="T12">sale</text:span></text:span><text:span text:style-name="Source_20_Text"> "</text:span><text:span text:style-name="Source_20_Text"><text:span text:style-name="T12">Buenas tardes</text:span></text:span><text:span text:style-name="Source_20_Text">."</text:span></text:p>
      <text:p text:style-name="P11"><text:span text:style-name="Source_20_Text"><text:s/></text:span></text:p>
      <text:h text:style-name="P4" text:outline-level="4">Ejemplo explicado</text:h>
      <text:p text:style-name="P17">En el ejemplo anterior, el tiempo (20) es mayor que 18, por lo que la condición es <text:span text:style-name="Source_20_Text">false</text:span>. Debido a esto, pasamos a la <text:span text:style-name="T12">sentencia </text:span><text:span text:style-name="Source_20_Text">else</text:span> <text:span text:style-name="T12">y se imprime por</text:span> pantalla "B<text:span text:style-name="T12">uenas tardes</text:span>". Si el tiempo fuera de menos de 18 <text:span text:style-name="T12">horas</text:span>, el programa imprimiría "<text:span text:style-name="T12">Buenos días</text:span>".</text:p>
      <text:p text:style-name="P5"/>
      <text:h text:style-name="P23" text:outline-level="2">Sentencia else if</text:h>
      <text:p text:style-name="P17"><text:span text:style-name="T18">Se utiliza</text:span><text:span text:style-name="T12"> la sentencia</text:span> <text:span text:style-name="Source_20_Text">else if </text:span>para especificar una nueva condición si la primera condición es <text:span text:style-name="Source_20_Text">false</text:span>.</text:p>
      <text:h text:style-name="P3" text:outline-level="3">Sintaxis</text:h>
      <text:p text:style-name="P6"><text:span text:style-name="Source_20_Text">if (</text:span><text:span text:style-name="Source_20_Text"><text:span text:style-name="Emphasis">condi</text:span></text:span><text:span text:style-name="Source_20_Text"><text:span text:style-name="Emphasis"><text:span text:style-name="T12">ción1</text:span></text:span></text:span><text:span text:style-name="Source_20_Text">) {</text:span></text:p>
      <text:p text:style-name="P6"><text:span text:style-name="Source_20_Text"><text:s text:c="2"/></text:span><text:span text:style-name="Source_20_Text"><text:span text:style-name="Emphasis">// blo</text:span></text:span><text:span text:style-name="Source_20_Text"><text:span text:style-name="Emphasis"><text:span text:style-name="T18">que de código a ser ejecutado si condición1 es</text:span></text:span></text:span><text:span text:style-name="Source_20_Text"><text:span text:style-name="Emphasis"> true</text:span></text:span></text:p>
      <text:p text:style-name="P6"><text:span text:style-name="Source_20_Text">} else if (</text:span><text:span text:style-name="Source_20_Text"><text:span text:style-name="Emphasis">condi</text:span></text:span><text:span text:style-name="Source_20_Text"><text:span text:style-name="Emphasis"><text:span text:style-name="T12">ción2</text:span></text:span></text:span><text:span text:style-name="Source_20_Text">) {</text:span></text:p>
      <text:p text:style-name="P6"><text:span text:style-name="Source_20_Text"><text:s text:c="2"/></text:span><text:span text:style-name="Source_20_Text"><text:span text:style-name="Emphasis">// </text:span></text:span><text:span text:style-name="Emphasis"><text:span text:style-name="T18">bloque de código a ser ejecutado si condición1 es false y condición2 es tru</text:span></text:span><text:span text:style-name="Source_20_Text"><text:span text:style-name="Emphasis">e</text:span></text:span></text:p>
      <text:p text:style-name="P6"><text:span text:style-name="Source_20_Text">} else {</text:span></text:p>
      <text:p text:style-name="P6"><text:span text:style-name="Source_20_Text"><text:s text:c="2"/></text:span><text:span text:style-name="Source_20_Text"><text:span text:style-name="Emphasis">// </text:span></text:span><text:span text:style-name="Source_20_Text"><text:span text:style-name="Emphasis"><text:span text:style-name="T18">bloque de código a ser ejecutado si condición1 es false y condición2 es false</text:span></text:span></text:span></text:p>
      <text:p text:style-name="P9"><text:span text:style-name="Source_20_Text">}</text:span></text:p>
      <text:h text:style-name="P3" text:outline-level="3"><text:soft-page-break/>Ejemplo</text:h>
      <text:p text:style-name="P6"><text:span text:style-name="Source_20_Text">int </text:span><text:span text:style-name="Source_20_Text"><text:span text:style-name="T18">hora</text:span></text:span><text:span text:style-name="Source_20_Text"> = 22;</text:span></text:p>
      <text:p text:style-name="P6"><text:span text:style-name="Source_20_Text">if (</text:span><text:span text:style-name="Source_20_Text"><text:span text:style-name="T18">hora</text:span></text:span><text:span text:style-name="Source_20_Text"> &lt; 10) {</text:span></text:p>
      <text:p text:style-name="P6"><text:span text:style-name="Source_20_Text"><text:s text:c="2"/>System.out.println("</text:span><text:span text:style-name="Source_20_Text"><text:span text:style-name="T18">Buena mañana</text:span></text:span><text:span text:style-name="Source_20_Text">.");</text:span></text:p>
      <text:p text:style-name="P6"><text:span text:style-name="Source_20_Text">} else if (time &lt; 18) {</text:span></text:p>
      <text:p text:style-name="P6"><text:span text:style-name="Source_20_Text"><text:s text:c="2"/>System.out.println("</text:span><text:span text:style-name="Source_20_Text"><text:span text:style-name="T18">Buenos días</text:span></text:span><text:span text:style-name="Source_20_Text">.");</text:span></text:p>
      <text:p text:style-name="P6"><text:span text:style-name="Source_20_Text">} else {</text:span></text:p>
      <text:p text:style-name="P6"><text:span text:style-name="Source_20_Text"><text:s text:c="2"/>System.out.println("</text:span><text:span text:style-name="Source_20_Text"><text:span text:style-name="T18">Buenas noches</text:span></text:span><text:span text:style-name="Source_20_Text">.");</text:span></text:p>
      <text:p text:style-name="P6"><text:span text:style-name="Source_20_Text">}</text:span></text:p>
      <text:p text:style-name="P6"><text:span text:style-name="Source_20_Text">// Outputs "</text:span><text:span text:style-name="Source_20_Text"><text:span text:style-name="T18">Buenas noches</text:span></text:span><text:span text:style-name="Source_20_Text">."</text:span></text:p>
      <text:p text:style-name="P11"><text:span text:style-name="Source_20_Text"><text:s/></text:span></text:p>
      <text:h text:style-name="P4" text:outline-level="4">Ejemplo explicado</text:h>
      <text:p text:style-name="P17">En el ejemplo anterior, el tiempo (22) es mayor que 10, <text:span text:style-name="T18">con lo cual</text:span> la <text:span text:style-name="Strong_20_Emphasis">primera condición</text:span> es <text:span text:style-name="Source_20_Text">false</text:span>. La siguiente condición, en <text:span text:style-name="T12">la declaración</text:span> <text:span text:style-name="Source_20_Text">else if</text:span>, también <text:span text:style-name="Source_20_Text">false</text:span>, así que pasamos a la <text:span text:style-name="T12">sentencia </text:span><text:span text:style-name="Source_20_Text">else</text:span>, ya que <text:span text:style-name="Strong_20_Emphasis">condición1</text:span> y <text:span text:style-name="Strong_20_Emphasis">condición2</text:span> es ambas <text:span text:style-name="Source_20_Text">false</text:span> <text:span text:style-name="T18">y se imprime</text:span> "<text:span text:style-name="T12">Buenas </text:span><text:span text:style-name="T18">noches</text:span>".</text:p>
      <text:p text:style-name="P17">Sin embargo, si el tiempo fuera 14, nuestro programa imprimiría "Buen<text:span text:style-name="T12">os</text:span> día<text:span text:style-name="T12">s</text:span>".</text:p>
      <text:h text:style-name="P1" text:outline-level="1"><text:span text:style-name="T12">El </text:span>operador <text:span text:style-name="T8">ternario</text:span></text:h>
      <text:p text:style-name="P5"/>
      <text:p text:style-name="P17"><text:span text:style-name="T9">E</text:span>l<text:span text:style-name="Strong_20_Emphasis"> operador</text:span> <text:span text:style-name="Strong_20_Emphasis">ternario </text:span>consta de tres operandos.</text:p>
      <text:p text:style-name="P17">Se puede utilizar para reemplazar múltiples líneas de código por una sola línea:</text:p>
      <text:h text:style-name="P3" text:outline-level="3">Sintaxis </text:h>
      <text:p text:style-name="P9"><text:span text:style-name="Source_20_Text"><text:span text:style-name="Emphasis">variable</text:span></text:span><text:span text:style-name="Source_20_Text"> = (</text:span><text:span text:style-name="Source_20_Text"><text:span text:style-name="Emphasis">cond</text:span></text:span><text:span text:style-name="Source_20_Text"><text:span text:style-name="Emphasis"><text:span text:style-name="T18">ició</text:span></text:span></text:span><text:span text:style-name="Source_20_Text"><text:span text:style-name="Emphasis">n</text:span></text:span><text:span text:style-name="Source_20_Text">) ? </text:span><text:span text:style-name="Source_20_Text"><text:span text:style-name="Emphasis">expresi</text:span></text:span><text:span text:style-name="Source_20_Text"><text:span text:style-name="Emphasis"><text:span text:style-name="T18">ó</text:span></text:span></text:span><text:span text:style-name="Source_20_Text"><text:span text:style-name="Emphasis">nTrue</text:span></text:span><text:span text:style-name="Source_20_Text"> : </text:span><text:span text:style-name="Source_20_Text"><text:span text:style-name="Emphasis"><text:s/>expresionFalse</text:span></text:span><text:span text:style-name="Source_20_Text">;</text:span></text:p>
      <text:p text:style-name="P17">En vez de escribir:</text:p>
      <text:h text:style-name="P3" text:outline-level="3">Ejemplo</text:h>
      <text:p text:style-name="P6"><text:span text:style-name="Source_20_Text">int </text:span><text:span text:style-name="Source_20_Text"><text:span text:style-name="T18">hora</text:span></text:span><text:span text:style-name="Source_20_Text"> = 20;</text:span></text:p>
      <text:p text:style-name="P6"><text:span text:style-name="Source_20_Text">if (</text:span><text:span text:style-name="Source_20_Text"><text:span text:style-name="T18">hora</text:span></text:span><text:span text:style-name="Source_20_Text">&lt; 18) {</text:span></text:p>
      <text:p text:style-name="P6"><text:span text:style-name="Source_20_Text"><text:s text:c="2"/>System.out.println("</text:span><text:span text:style-name="Source_20_Text"><text:span text:style-name="T18">Buenos días</text:span></text:span><text:span text:style-name="Source_20_Text">.");</text:span></text:p>
      <text:p text:style-name="P6"><text:span text:style-name="Source_20_Text">} else {</text:span></text:p>
      <text:p text:style-name="P6"><text:span text:style-name="Source_20_Text"><text:s text:c="2"/>System.out.println("</text:span><text:span text:style-name="Source_20_Text"><text:span text:style-name="T18">Buenas noches</text:span></text:span><text:span text:style-name="Source_20_Text">.");</text:span></text:p>
      <text:p text:style-name="P9"><text:span text:style-name="Source_20_Text">}</text:span></text:p>
      <text:p text:style-name="P17">Simplemente puede<text:span text:style-name="T18">s</text:span> escribir:</text:p>
      <text:h text:style-name="P3" text:outline-level="3">Ejemplo</text:h>
      <text:p text:style-name="P6"><text:span text:style-name="Source_20_Text">int </text:span><text:span text:style-name="Source_20_Text"><text:span text:style-name="T18">hora</text:span></text:span><text:span text:style-name="Source_20_Text"> = 20;</text:span></text:p>
      <text:p text:style-name="P6"><text:span text:style-name="Source_20_Text">String result</text:span><text:span text:style-name="Source_20_Text"><text:span text:style-name="T18">ado</text:span></text:span><text:span text:style-name="Source_20_Text"> = (</text:span><text:span text:style-name="Source_20_Text"><text:span text:style-name="T18">hora</text:span></text:span><text:span text:style-name="Source_20_Text"> &lt; 18) ? "</text:span><text:span text:style-name="Source_20_Text"><text:span text:style-name="T18">Buenos días</text:span></text:span><text:span text:style-name="Source_20_Text">." : "</text:span><text:span text:style-name="Source_20_Text"><text:span text:style-name="T18">Buenas noches</text:span></text:span><text:span text:style-name="Source_20_Text">.";</text:span></text:p>
      <text:p text:style-name="P9"><text:span text:style-name="Source_20_Text">System.out.println(result);</text:span></text:p>
      <text:h text:style-name="P1" text:outline-level="1"><text:span text:style-name="T12">s</text:span>witch</text:h>
      <text:p text:style-name="P5"/>
      <text:p text:style-name="P17"><text:soft-page-break/>En lugar de escribir <text:span text:style-name="Strong_20_Emphasis">much</text:span><text:span text:style-name="Strong_20_Emphasis"><text:span text:style-name="T6">a</text:span></text:span><text:span text:style-name="Strong_20_Emphasis">s</text:span> <text:span text:style-name="T6">sentencias </text:span><text:span text:style-name="Source_20_Text">if..else</text:span>, puede<text:span text:style-name="T6">s</text:span> utilizar <text:span text:style-name="T6">la sentencia</text:span> <text:span text:style-name="Source_20_Text">switch</text:span>.</text:p>
      <text:p text:style-name="P17"><text:span text:style-name="T6">La sentencia</text:span> <text:span text:style-name="Source_20_Text">switch</text:span> selecciona uno de los muchos bloques de código a ejecutar:</text:p>
      <text:h text:style-name="P3" text:outline-level="3">Sintaxis </text:h>
      <text:p text:style-name="P6"><text:span text:style-name="Source_20_Text">switch(</text:span><text:span text:style-name="Source_20_Text"><text:span text:style-name="Emphasis">expresi</text:span></text:span><text:span text:style-name="Source_20_Text"><text:span text:style-name="Emphasis"><text:span text:style-name="T12">ó</text:span></text:span></text:span><text:span text:style-name="Source_20_Text"><text:span text:style-name="Emphasis">n</text:span></text:span><text:span text:style-name="Source_20_Text">) {</text:span></text:p>
      <text:p text:style-name="P6"><text:span text:style-name="Source_20_Text"><text:s text:c="2"/>case x:</text:span></text:p>
      <text:p text:style-name="P6"><text:span text:style-name="Source_20_Text"><text:s text:c="4"/></text:span><text:span text:style-name="Source_20_Text"><text:span text:style-name="Emphasis">// </text:span></text:span><text:span text:style-name="Source_20_Text"><text:span text:style-name="Emphasis"><text:span text:style-name="T12">bloque de código</text:span></text:span></text:span></text:p>
      <text:p text:style-name="P6"><text:span text:style-name="Source_20_Text"><text:s text:c="4"/>break;</text:span></text:p>
      <text:p text:style-name="P6"><text:span text:style-name="Source_20_Text"><text:s text:c="2"/>case y:</text:span></text:p>
      <text:p text:style-name="P13"><text:span text:style-name="Source_20_Text"><text:s text:c="4"/></text:span><text:span text:style-name="Source_20_Text"><text:span text:style-name="Emphasis">// </text:span></text:span><text:span text:style-name="Emphasis"><text:span text:style-name="T12">bloque de código</text:span></text:span></text:p>
      <text:p text:style-name="P6"><text:span text:style-name="Source_20_Text"><text:s text:c="4"/>break;</text:span></text:p>
      <text:p text:style-name="P6"><text:span text:style-name="Source_20_Text"><text:s text:c="2"/>default:</text:span></text:p>
      <text:p text:style-name="P13"><text:span text:style-name="Source_20_Text"><text:s text:c="4"/></text:span><text:span text:style-name="Source_20_Text"><text:span text:style-name="Emphasis">// </text:span></text:span><text:span text:style-name="Emphasis"><text:span text:style-name="T12">bloque de código</text:span></text:span></text:p>
      <text:p text:style-name="P9"><text:span text:style-name="Source_20_Text">}</text:span></text:p>
      <text:p text:style-name="P17">Así es como funciona:</text:p>
      <text:list text:style-name="L4">
        <text:list-item>
          <text:p text:style-name="P32"><text:span text:style-name="T6">La</text:span> expresión <text:span text:style-name="Source_20_Text">switch</text:span> se evalúa una vez. </text:p>
        </text:list-item>
        <text:list-item>
          <text:p text:style-name="P32">El valor de la expresión se compara con los valores de cada <text:span text:style-name="Source_20_Text">case</text:span>. </text:p>
        </text:list-item>
        <text:list-item>
          <text:p text:style-name="P32">Si hay coincidencia, se ejecuta el bloque de código asociado. </text:p>
        </text:list-item>
        <text:list-item>
          <text:p text:style-name="P33">Las palabras clave <text:span text:style-name="Source_20_Text">break </text:span>y <text:span text:style-name="Source_20_Text">default </text:span>son opcionales</text:p>
        </text:list-item>
      </text:list>
      <text:p text:style-name="P17">El siguiente ejemplo utiliza el número de día de la semana para calcular el nombre del día de la semana:</text:p>
      <text:h text:style-name="P3" text:outline-level="3">Ejemplo</text:h>
      <text:p text:style-name="P6"><text:span text:style-name="Source_20_Text">int </text:span><text:span text:style-name="Source_20_Text"><text:span text:style-name="T18">dia</text:span></text:span><text:span text:style-name="Source_20_Text"> = 4;</text:span></text:p>
      <text:p text:style-name="P6"><text:span text:style-name="Source_20_Text">switch (</text:span><text:span text:style-name="Source_20_Text"><text:span text:style-name="T18">dia</text:span></text:span><text:span text:style-name="Source_20_Text">) {</text:span></text:p>
      <text:p text:style-name="P6"><text:span text:style-name="Source_20_Text"><text:s text:c="2"/>case 1:</text:span></text:p>
      <text:p text:style-name="P6"><text:span text:style-name="Source_20_Text"><text:s text:c="4"/>System.out.println("</text:span><text:span text:style-name="Source_20_Text"><text:span text:style-name="T18">Lunes</text:span></text:span><text:span text:style-name="Source_20_Text">");</text:span></text:p>
      <text:p text:style-name="P6"><text:span text:style-name="Source_20_Text"><text:s text:c="4"/>break;</text:span></text:p>
      <text:p text:style-name="P6"><text:span text:style-name="Source_20_Text"><text:s text:c="2"/>case 2:</text:span></text:p>
      <text:p text:style-name="P6"><text:span text:style-name="Source_20_Text"><text:s text:c="4"/>System.out.println("</text:span><text:span text:style-name="Source_20_Text"><text:span text:style-name="T18">Martes</text:span></text:span><text:span text:style-name="Source_20_Text">");</text:span></text:p>
      <text:p text:style-name="P6"><text:span text:style-name="Source_20_Text"><text:s text:c="4"/>break;</text:span></text:p>
      <text:p text:style-name="P6"><text:span text:style-name="Source_20_Text"><text:s text:c="2"/>case 3:</text:span></text:p>
      <text:p text:style-name="P6"><text:span text:style-name="Source_20_Text"><text:s text:c="4"/>System.out.println("</text:span><text:span text:style-name="Source_20_Text"><text:span text:style-name="T18">Miércoles</text:span></text:span><text:span text:style-name="Source_20_Text">");</text:span></text:p>
      <text:p text:style-name="P6"><text:span text:style-name="Source_20_Text"><text:s text:c="4"/>break;</text:span></text:p>
      <text:p text:style-name="P6"><text:span text:style-name="Source_20_Text"><text:s text:c="2"/>case 4:</text:span></text:p>
      <text:p text:style-name="P6"><text:span text:style-name="Source_20_Text"><text:s text:c="4"/>System.out.println("</text:span><text:span text:style-name="Source_20_Text"><text:span text:style-name="T18">Jueves</text:span></text:span><text:span text:style-name="Source_20_Text">");</text:span></text:p>
      <text:p text:style-name="P6"><text:span text:style-name="Source_20_Text"><text:s text:c="4"/>break;</text:span></text:p>
      <text:p text:style-name="P6"><text:span text:style-name="Source_20_Text"><text:s text:c="2"/>case 5:</text:span></text:p>
      <text:p text:style-name="P6"><text:span text:style-name="Source_20_Text"><text:s text:c="4"/>System.out.println("</text:span><text:span text:style-name="Source_20_Text"><text:span text:style-name="T18">Viernes</text:span></text:span><text:span text:style-name="Source_20_Text">");</text:span></text:p>
      <text:p text:style-name="P6"><text:span text:style-name="Source_20_Text"><text:s text:c="4"/>break;</text:span></text:p>
      <text:p text:style-name="P6"><text:span text:style-name="Source_20_Text"><text:s text:c="2"/>case 6:</text:span></text:p>
      <text:p text:style-name="P6"><text:span text:style-name="Source_20_Text"><text:s text:c="4"/>System.out.println("</text:span><text:span text:style-name="Source_20_Text"><text:span text:style-name="T18">Sábado</text:span></text:span><text:span text:style-name="Source_20_Text">");</text:span></text:p>
      <text:p text:style-name="P6"><text:span text:style-name="Source_20_Text"><text:s text:c="4"/>break;</text:span></text:p>
      <text:p text:style-name="P6"><text:span text:style-name="Source_20_Text"><text:s text:c="2"/>case 7:</text:span></text:p>
      <text:p text:style-name="P6"><text:span text:style-name="Source_20_Text"><text:s text:c="4"/>System.out.println("</text:span><text:span text:style-name="Source_20_Text"><text:span text:style-name="T18">Domingo</text:span></text:span><text:span text:style-name="Source_20_Text">");</text:span></text:p>
      <text:p text:style-name="P6"><text:span text:style-name="Source_20_Text"><text:s text:c="4"/>break;</text:span></text:p>
      <text:p text:style-name="P6"><text:span text:style-name="Source_20_Text">}</text:span></text:p>
      <text:p text:style-name="P9"><text:span text:style-name="Source_20_Text">// </text:span><text:span text:style-name="Source_20_Text"><text:span text:style-name="T13">muestra</text:span></text:span><text:span text:style-name="Source_20_Text"> "</text:span><text:span text:style-name="Source_20_Text"><text:span text:style-name="T18">Jueves</text:span></text:span><text:span text:style-name="Source_20_Text">" (d</text:span><text:span text:style-name="Source_20_Text"><text:span text:style-name="T13">ía</text:span></text:span><text:span text:style-name="Source_20_Text"> 4)</text:span></text:p>
      <text:p text:style-name="P5"/>
      <text:h text:style-name="P2" text:outline-level="2"><text:soft-page-break/>La palabra clave <text:span text:style-name="T6">break</text:span></text:h>
      <text:p text:style-name="P17">Cuando Java llega a un <text:span text:style-name="Source_20_Text">break</text:span>, sale del bloque <text:span text:style-name="T18">del switch</text:span>.</text:p>
      <text:p text:style-name="P17">Esto detendrá la ejecución de<text:span text:style-name="T18">l</text:span> código y <text:span text:style-name="T18">más pruebas de </text:span>cas<text:span text:style-name="T6">e</text:span> en el interior el bloque.</text:p>
      <text:p text:style-name="P17">Un <text:span text:style-name="T6">break</text:span> puede ahorrar mucho tiempo de ejecución porque "ignora" la ejecución del resto del código en el bloque <text:span text:style-name="T18">switch</text:span>.</text:p>
      <text:p text:style-name="P5"/>
      <text:section text:style-name="Sect1" text:name="Sección7">
        <text:p text:style-name="P25"><text:bookmark text:name="google_ads_iframe_/22152718,16833175/sws-hb//w3schools.com//mid_content_0__container__ Copia 1"/></text:p>
      </text:section>
      <text:p text:style-name="P5"/>
      <text:h text:style-name="P2" text:outline-level="2">La palabra clave <text:span text:style-name="T6">default</text:span></text:h>
      <text:p text:style-name="P17"><text:span text:style-name="T6">La</text:span> palabra clave <text:span text:style-name="Source_20_Text">default </text:span>especifica algún código para ejecutar si no hay coincidencia de cas<text:span text:style-name="T18">e</text:span>:</text:p>
      <text:h text:style-name="P3" text:outline-level="3">Ejemplo</text:h>
      <text:p text:style-name="P6"><text:span text:style-name="Source_20_Text">int </text:span><text:span text:style-name="Source_20_Text"><text:span text:style-name="T18">dia</text:span></text:span><text:span text:style-name="Source_20_Text"> = 4;</text:span></text:p>
      <text:p text:style-name="P6"><text:span text:style-name="Source_20_Text">switch (</text:span><text:span text:style-name="Source_20_Text"><text:span text:style-name="T18">dia</text:span></text:span><text:span text:style-name="Source_20_Text">) {</text:span></text:p>
      <text:p text:style-name="P6"><text:span text:style-name="Source_20_Text"><text:s text:c="2"/>case 6:</text:span></text:p>
      <text:p text:style-name="P6"><text:span text:style-name="Source_20_Text"><text:s text:c="4"/>System.out.println("</text:span><text:span text:style-name="Source_20_Text"><text:span text:style-name="T18">Hoy es sábado</text:span></text:span><text:span text:style-name="Source_20_Text">");</text:span></text:p>
      <text:p text:style-name="P6"><text:span text:style-name="Source_20_Text"><text:s text:c="4"/>break;</text:span></text:p>
      <text:p text:style-name="P6"><text:span text:style-name="Source_20_Text"><text:s text:c="2"/>case 7:</text:span></text:p>
      <text:p text:style-name="P6"><text:span text:style-name="Source_20_Text"><text:s text:c="4"/>System.out.println("</text:span><text:span text:style-name="Source_20_Text"><text:span text:style-name="T18">Hoy es domingo</text:span></text:span><text:span text:style-name="Source_20_Text">");</text:span></text:p>
      <text:p text:style-name="P6"><text:span text:style-name="Source_20_Text"><text:s text:c="4"/>break;</text:span></text:p>
      <text:p text:style-name="P6"><text:span text:style-name="Source_20_Text"><text:s text:c="2"/>default:</text:span></text:p>
      <text:p text:style-name="P6"><text:span text:style-name="Source_20_Text"><text:s text:c="4"/>System.out.println("</text:span><text:span text:style-name="Source_20_Text"><text:span text:style-name="T18">Esperando al fin de semana</text:span></text:span><text:span text:style-name="Source_20_Text">");</text:span></text:p>
      <text:p text:style-name="P6"><text:span text:style-name="Source_20_Text">}</text:span></text:p>
      <text:p text:style-name="P15"><text:span text:style-name="Source_20_Text">// </text:span><text:span text:style-name="Source_20_Text"><text:span text:style-name="T18">imprime</text:span></text:span><text:span text:style-name="Source_20_Text"> "</text:span><text:span text:style-name="Source_20_Text"><text:span text:style-name="T18">Esperando al fin de semana</text:span></text:span><text:span text:style-name="Source_20_Text">"</text:span></text:p>
      <text:p text:style-name="P11"><text:span text:style-name="Source_20_Text"><text:s/></text:span></text:p>
      <text:p text:style-name="P17">Ten en cuenta que si el <text:span text:style-name="Source_20_Text">default </text:span>se utiliza <text:span text:style-name="T18">c</text:span>omo última <text:span text:style-name="T18">sentencia</text:span> en un bloque <text:span text:style-name="T18">switch</text:span>, no necesita un <text:span text:style-name="T18">break</text:span>.</text:p>
      <text:h text:style-name="P21" text:outline-level="1">Bucle while</text:h>
      <text:p text:style-name="P5"/>
      <text:h text:style-name="P2" text:outline-level="2">Bucles</text:h>
      <text:p text:style-name="P17">Los bucles pueden ejecutar un bloque de código siempre y cuando se alcance una condición especificada.</text:p>
      <text:p text:style-name="P17">Los bucles son útiles porque ahorran tiempo, reducen errores y hacen <text:span text:style-name="T18">el </text:span>código más legible.</text:p>
      <text:p text:style-name="P5"/>
      <text:h text:style-name="P2" text:outline-level="2"><text:span text:style-name="T18">El bucle </text:span><text:span text:style-name="T6">while</text:span></text:h>
      <text:p text:style-name="P17">El <text:span text:style-name="T6">bucle </text:span><text:span text:style-name="Source_20_Text">while</text:span> <text:span text:style-name="T18">ejecuta un </text:span>bloque de código siempre y cuando se especifique una condición <text:span text:style-name="Source_20_Text">true</text:span>:</text:p>
      <text:h text:style-name="P3" text:outline-level="3"><text:soft-page-break/>Sintaxis </text:h>
      <text:p text:style-name="P6"><text:span text:style-name="Source_20_Text">while (</text:span><text:span text:style-name="Source_20_Text"><text:span text:style-name="Emphasis">condi</text:span></text:span><text:span text:style-name="Source_20_Text"><text:span text:style-name="Emphasis"><text:span text:style-name="T18">ción</text:span></text:span></text:span><text:span text:style-name="Source_20_Text">) {</text:span></text:p>
      <text:p text:style-name="P6"><text:span text:style-name="Source_20_Text"><text:s text:c="2"/></text:span><text:span text:style-name="Source_20_Text"><text:span text:style-name="T1">// </text:span></text:span><text:span text:style-name="Source_20_Text"><text:span text:style-name="T2">bloque de código a ser ejecutado</text:span></text:span></text:p>
      <text:p text:style-name="P9"><text:span text:style-name="Source_20_Text">}</text:span></text:p>
      <text:p text:style-name="P17">En el ejemplo de abajo, el código en el bucle se ejecutará, una y otra vez, siempre y cuando una variable i) es inferior a 5:</text:p>
      <text:h text:style-name="P3" text:outline-level="3">Ejemplo</text:h>
      <text:p text:style-name="P6"><text:span text:style-name="Source_20_Text">int i = 0;</text:span></text:p>
      <text:p text:style-name="P6"><text:span text:style-name="Source_20_Text">while (i &lt; 5) {</text:span></text:p>
      <text:p text:style-name="P6"><text:span text:style-name="Source_20_Text"><text:s text:c="2"/>System.out.println(i);</text:span></text:p>
      <text:p text:style-name="P6"><text:span text:style-name="Source_20_Text"><text:s text:c="2"/>i++;</text:span></text:p>
      <text:p text:style-name="P9"><text:span text:style-name="Source_20_Text">}</text:span></text:p>
      <text:p text:style-name="P17"><text:span text:style-name="Strong_20_Emphasis">Nota:</text:span> No olvide aumentar la variable utilizada en la condición, de lo contrario el bucle nunca terminará.</text:p>
      <text:p text:style-name="P5"/>
      <text:section text:style-name="Sect1" text:name="Sección12">
        <text:section text:style-name="Sect1" text:name="Sección13">
          <text:section text:style-name="Sect1" text:name="Sección14">
            <text:section text:style-name="Sect1" text:name="Sección15">
              <text:p text:style-name="P12"/>
            </text:section>
            <text:section text:style-name="Sect1" text:name="Sección16">
              <text:p text:style-name="P25"><text:bookmark text:name="google_ads_iframe_/22152718,16833175/sws-hb//w3schools.com//mid_content_0__container__ Copia 2"/></text:p>
            </text:section>
          </text:section>
        </text:section>
      </text:section>
      <text:p text:style-name="P5"/>
      <text:h text:style-name="P24" text:outline-level="2">El bucle do while</text:h>
      <text:p text:style-name="P17">El bucle <text:span text:style-name="Source_20_Text">do while</text:span> es una variante de<text:span text:style-name="T7">l bucle while</text:span>. Este bucle lo <text:span text:style-name="T18">que </text:span>hará <text:span text:style-name="T18">será </text:span>ejecutar el bloque de código una vez, antes de comprobar si la condición es verdadera, entonces se repetir<text:span text:style-name="T18">á</text:span> el bucle siempre y cuando la condición sea cierta.</text:p>
      <text:h text:style-name="P3" text:outline-level="3">Sintaxis</text:h>
      <text:p text:style-name="P6"><text:span text:style-name="Source_20_Text">do {</text:span></text:p>
      <text:p text:style-name="P6"><text:span text:style-name="Source_20_Text"><text:s text:c="2"/></text:span><text:span text:style-name="Source_20_Text"><text:span text:style-name="T1">// </text:span></text:span><text:span text:style-name="Source_20_Text"><text:span text:style-name="T3">bloque de código a ser ejecutado</text:span></text:span></text:p>
      <text:p text:style-name="P6"><text:span text:style-name="Source_20_Text">}</text:span></text:p>
      <text:p text:style-name="P9"><text:span text:style-name="Source_20_Text">while (</text:span><text:span text:style-name="Source_20_Text"><text:span text:style-name="Emphasis">condi</text:span></text:span><text:span text:style-name="Source_20_Text"><text:span text:style-name="Emphasis"><text:span text:style-name="T21">ción</text:span></text:span></text:span><text:span text:style-name="Source_20_Text">);</text:span></text:p>
      <text:p text:style-name="P17">El ejemplo a continuación utiliza un <text:span text:style-name="T21">bucle</text:span> <text:span text:style-name="Source_20_Text">do/while</text:span>. El bucle siempre será ejecutado al menos una vez, incluso si la condición es falsa, porque el bloque de código se ejecuta antes de que se <text:span text:style-name="T21">compruebe</text:span> la condición:</text:p>
      <text:h text:style-name="P3" text:outline-level="3">Ejemplo</text:h>
      <text:p text:style-name="P6"><text:span text:style-name="Source_20_Text">int i = 0;</text:span></text:p>
      <text:p text:style-name="P6"><text:span text:style-name="Source_20_Text">do {</text:span></text:p>
      <text:p text:style-name="P6"><text:span text:style-name="Source_20_Text"><text:s text:c="2"/>System.out.println(i);</text:span></text:p>
      <text:p text:style-name="P6"><text:span text:style-name="Source_20_Text"><text:s text:c="2"/>i++;</text:span></text:p>
      <text:p text:style-name="P6"><text:span text:style-name="Source_20_Text">}</text:span></text:p>
      <text:p text:style-name="P9"><text:span text:style-name="Source_20_Text">while (i &lt; 5);</text:span></text:p>
      <text:p text:style-name="P17">No olvide<text:span text:style-name="T21">s</text:span> aumentar la variable utilizada en la condición, de lo contrario el bucle nunca terminará.</text:p>
      <text:h text:style-name="P22" text:outline-level="1"><text:soft-page-break/>El bucle for</text:h>
      <text:p text:style-name="P5"/>
      <text:h text:style-name="P26" text:outline-level="2">El bucle for</text:h>
      <text:p text:style-name="P17">Cuando sabes exactamente cuántas veces quieres <text:span text:style-name="T22">que se ejecute un </text:span>bloque de código <text:span text:style-name="T22">se usa el bucle</text:span> <text:span text:style-name="Source_20_Text">for</text:span> en lugar de<text:span text:style-name="T22">l bucle</text:span> <text:span text:style-name="Source_20_Text">while</text:span>:</text:p>
      <text:h text:style-name="P3" text:outline-level="3">Sintaxis </text:h>
      <text:p text:style-name="P6"><text:span text:style-name="Source_20_Text">for (</text:span><text:span text:style-name="Source_20_Text"><text:span text:style-name="T22">sentencia</text:span></text:span><text:span text:style-name="Source_20_Text"><text:span text:style-name="T1">1</text:span></text:span><text:span text:style-name="Source_20_Text">; </text:span><text:span text:style-name="Source_20_Text"><text:span text:style-name="T1">s</text:span></text:span><text:span text:style-name="Source_20_Text"><text:span text:style-name="T4">entencia</text:span></text:span><text:span text:style-name="Source_20_Text"><text:span text:style-name="T1">2</text:span></text:span><text:span text:style-name="Source_20_Text">; </text:span><text:span text:style-name="Source_20_Text"><text:span text:style-name="T1">s</text:span></text:span><text:span text:style-name="Source_20_Text"><text:span text:style-name="T4">entencia</text:span></text:span><text:span text:style-name="Source_20_Text"><text:span text:style-name="T1">3</text:span></text:span><text:span text:style-name="Source_20_Text">) {</text:span></text:p>
      <text:p text:style-name="P6"><text:span text:style-name="Source_20_Text"><text:s text:c="2"/></text:span><text:span text:style-name="Source_20_Text"><text:span text:style-name="T1">// </text:span></text:span><text:span text:style-name="Source_20_Text"><text:span text:style-name="T4">bloque de código a ser ejecutado</text:span></text:span></text:p>
      <text:p text:style-name="P9"><text:span text:style-name="Source_20_Text">}</text:span></text:p>
      <text:p text:style-name="P17"><text:span text:style-name="Strong_20_Emphasis">La </text:span><text:span text:style-name="Strong_20_Emphasis"><text:span text:style-name="T22">sentencia</text:span></text:span><text:span text:style-name="Strong_20_Emphasis">1</text:span> se ejecuta (una vez) antes de la ejecución del bloque de código.</text:p>
      <text:p text:style-name="P17"><text:span text:style-name="Strong_20_Emphasis">La </text:span><text:span text:style-name="Strong_20_Emphasis"><text:span text:style-name="T22">sentencia</text:span></text:span><text:span text:style-name="Strong_20_Emphasis">2</text:span> define la condición para ejecutar el bloque de código.</text:p>
      <text:p text:style-name="P17"><text:span text:style-name="Strong_20_Emphasis">La </text:span><text:span text:style-name="Strong_20_Emphasis"><text:span text:style-name="T22">sentencia</text:span></text:span><text:span text:style-name="Strong_20_Emphasis">3</text:span> se ejecuta (todo el tiempo) después de que el bloque de código haya sido ejecutado.</text:p>
      <text:p text:style-name="P17">El ejemplo siguiente imprimirá los números <text:span text:style-name="T22">del </text:span>0 a<text:span text:style-name="T22">l</text:span> 4:</text:p>
      <text:h text:style-name="P3" text:outline-level="3">Ejemplo</text:h>
      <text:p text:style-name="P6"><text:span text:style-name="Source_20_Text">for (int i = 0; i &lt; 5; i++) {</text:span></text:p>
      <text:p text:style-name="P6"><text:span text:style-name="Source_20_Text"><text:s text:c="2"/>System.out.println(i);</text:span></text:p>
      <text:p text:style-name="P9"><text:span text:style-name="Source_20_Text">}</text:span></text:p>
      <text:h text:style-name="P4" text:outline-level="4">Ejemplo explicado</text:h>
      <text:p text:style-name="P17"><text:span text:style-name="T22">La sentencia</text:span>1 establece una variable antes de que comience el bucle (int i = 0).</text:p>
      <text:p text:style-name="P17">La <text:span text:style-name="T22">sentencia</text:span>2 define la condición para que el bucle se ejecute (i debe ser menor que 5). Si la condición es cierta, el bucle empezará de nuevo, si es falso, el bucle terminará.</text:p>
      <text:p text:style-name="P17">La <text:span text:style-name="T22">sentencia</text:span>3 aumenta un valor (i) cada vez que el bloque de código <text:span text:style-name="T22">del bucle </text:span>ha sido ejecutado.</text:p>
      <text:p text:style-name="P5"/>
      <text:h text:style-name="P2" text:outline-level="2">Otro ejemplo</text:h>
      <text:p text:style-name="P17">Este ejemplo sólo imprimirá <text:span text:style-name="T22">los </text:span>valores pares entre 0 y 10:</text:p>
      <text:h text:style-name="P3" text:outline-level="3">Ejemplo</text:h>
      <text:p text:style-name="P6"><text:span text:style-name="Source_20_Text">for (int i = 0; i &lt;= 10; i = i + 2) {</text:span></text:p>
      <text:p text:style-name="P6"><text:span text:style-name="Source_20_Text"><text:s text:c="2"/>System.out.println(i);</text:span></text:p>
      <text:p text:style-name="P9"><text:span text:style-name="Source_20_Text">}</text:span></text:p>
      <text:p text:style-name="P5"/>
      <text:h text:style-name="P2" text:outline-level="2">Bucles <text:span text:style-name="T13">anidado</text:span><text:span text:style-name="T22">s</text:span></text:h>
      <text:p text:style-name="P17">También es posible colocar un bucle dentro de otro bucle. Esto se llama <text:span text:style-name="Strong_20_Emphasis">Bucle anidado</text:span>.</text:p>
      <text:p text:style-name="P20"><text:soft-page-break/>El "bucle inter<text:span text:style-name="T22">no</text:span>" se ejecutará una vez por cada iteración del "<text:span text:style-name="T22">bucle externo</text:span>":</text:p>
      <text:h text:style-name="P3" text:outline-level="3">Ejemplo</text:h>
      <text:p text:style-name="P6"><text:span text:style-name="Source_20_Text">// </text:span><text:span text:style-name="Source_20_Text"><text:span text:style-name="T22">bucle externo</text:span></text:span></text:p>
      <text:p text:style-name="P6"><text:span text:style-name="Source_20_Text">for (int i = 1; i &lt;= 2; i++) {</text:span></text:p>
      <text:p text:style-name="P6"><text:span text:style-name="Source_20_Text"><text:s text:c="2"/>System.out.println("</text:span><text:span text:style-name="Source_20_Text"><text:span text:style-name="T22">Externo</text:span></text:span><text:span text:style-name="Source_20_Text">: " + i); // </text:span><text:span text:style-name="Source_20_Text"><text:span text:style-name="T22">Se ejecuta 2 veces</text:span></text:span></text:p>
      <text:p text:style-name="P6"><text:span text:style-name="Source_20_Text"><text:s text:c="2"/></text:span></text:p>
      <text:p text:style-name="P6"><text:span text:style-name="Source_20_Text"><text:s text:c="2"/>// </text:span><text:span text:style-name="Source_20_Text"><text:span text:style-name="T22">bucle interno</text:span></text:span></text:p>
      <text:p text:style-name="P6"><text:span text:style-name="Source_20_Text"><text:s text:c="2"/>for (int j = 1; j &lt;= 3; j++) {</text:span></text:p>
      <text:p text:style-name="P6"><text:span text:style-name="Source_20_Text"><text:s text:c="4"/>System.out.println(" </text:span><text:span text:style-name="Source_20_Text"><text:span text:style-name="T22">Interno</text:span></text:span><text:span text:style-name="Source_20_Text">: " + j); // </text:span><text:span text:style-name="Source_20_Text"><text:span text:style-name="T22">Se ejecuta 6 veces</text:span></text:span><text:span text:style-name="Source_20_Text"> (2 * 3)</text:span></text:p>
      <text:p text:style-name="P6"><text:span text:style-name="Source_20_Text"><text:s text:c="2"/>}</text:span></text:p>
      <text:p text:style-name="P9"><text:span text:style-name="Source_20_Text">} </text:span></text:p>
      <text:h text:style-name="P1" text:outline-level="1">break y continu<text:span text:style-name="T22">e</text:span></text:h>
      <text:p text:style-name="P5"/>
      <text:h text:style-name="P2" text:outline-level="2"><text:span text:style-name="T22">b</text:span>reak</text:h>
      <text:p text:style-name="P17">Ya has vist<text:span text:style-name="T13">o</text:span> <text:span text:style-name="T13">la sentencia</text:span> <text:span text:style-name="Source_20_Text">break</text:span> utilizada en un capítulo anterior de este tutorial. Se usó para "saltar" de un<text:span text:style-name="T13">a declaración</text:span> <text:span text:style-name="Source_20_Text">switch</text:span>.</text:p>
      <text:p text:style-name="P17"><text:span text:style-name="Source_20_Text"><text:span text:style-name="T13">L</text:span></text:span>a <text:span text:style-name="T22">sentencia</text:span> <text:span text:style-name="Source_20_Text">break </text:span>también se puede utilizar para saltar de un <text:span text:style-name="Strong_20_Emphasis">bucle</text:span>.</text:p>
      <text:p text:style-name="P17">Este ejemplo detiene el bucle cuando i es igual a 4:</text:p>
      <text:h text:style-name="P3" text:outline-level="3">Ejemplo </text:h>
      <text:p text:style-name="P6"><text:span text:style-name="Source_20_Text">for (int i = 0; i &lt; 10; i++) {</text:span></text:p>
      <text:p text:style-name="P6"><text:span text:style-name="Source_20_Text"><text:s text:c="2"/>if (i == 4) {</text:span></text:p>
      <text:p text:style-name="P6"><text:span text:style-name="Source_20_Text"><text:s text:c="4"/>break;</text:span></text:p>
      <text:p text:style-name="P6"><text:span text:style-name="Source_20_Text"><text:s text:c="2"/>}</text:span></text:p>
      <text:p text:style-name="P6"><text:span text:style-name="Source_20_Text"><text:s text:c="2"/>System.out.println(i);</text:span></text:p>
      <text:p text:style-name="P6"><text:span text:style-name="Source_20_Text">}</text:span></text:p>
      <text:p text:style-name="P11"><text:span text:style-name="Source_20_Text"><text:s/></text:span></text:p>
      <text:p text:style-name="P5"/>
      <text:h text:style-name="P2" text:outline-level="2"><text:span text:style-name="T13">co</text:span>ntin<text:span text:style-name="T7">u</text:span>e</text:h>
      <text:p text:style-name="P19"><text:span text:style-name="T7">La sentencia</text:span> <text:span text:style-name="Source_20_Text">continue</text:span> rompe una iteración (en el bucle) si se produce una condición especificada y continúa con la siguiente iteración en el bucle.</text:p>
      <text:p text:style-name="P17">Este ejemplo se salta el valor de 4:</text:p>
      <text:h text:style-name="P3" text:outline-level="3">Ejemplo</text:h>
      <text:p text:style-name="P6"><text:span text:style-name="Source_20_Text">for (int i = 0; i &lt; 10; i++) {</text:span></text:p>
      <text:p text:style-name="P6"><text:span text:style-name="Source_20_Text"><text:s text:c="2"/>if (i == 4) {</text:span></text:p>
      <text:p text:style-name="P6"><text:span text:style-name="Source_20_Text"><text:s text:c="4"/>continue;</text:span></text:p>
      <text:p text:style-name="P6"><text:span text:style-name="Source_20_Text"><text:s text:c="2"/>}</text:span></text:p>
      <text:p text:style-name="P6"><text:span text:style-name="Source_20_Text"><text:s text:c="2"/>System.out.println(i);</text:span></text:p>
      <text:p text:style-name="P6"><text:span text:style-name="Source_20_Text">}</text:span></text:p>
      <text:p text:style-name="P11"><text:span text:style-name="Source_20_Text"><text:s/></text:span></text:p>
      <text:p text:style-name="P5"><text:soft-page-break/></text:p>
      <text:section text:style-name="Sect1" text:name="Sección17">
        <text:p text:style-name="P12"/>
      </text:section>
      <text:h text:style-name="P2" text:outline-level="2"><text:span text:style-name="T7">break</text:span> y <text:span text:style-name="T7">co</text:span><text:span text:style-name="T23">n</text:span><text:span text:style-name="T7">tinue</text:span> <text:span text:style-name="T7">en</text:span> bucle<text:span text:style-name="T7">s</text:span></text:h>
      <text:p text:style-name="P17">También puedes usar <text:span text:style-name="Source_20_Text">break </text:span>y <text:span text:style-name="Source_20_Text">continue </text:span>en los bucles:</text:p>
      <text:h text:style-name="P3" text:outline-level="3">Ejemplo <text:span text:style-name="T7">de break</text:span></text:h>
      <text:p text:style-name="P6"><text:span text:style-name="Source_20_Text">int i = 0;</text:span></text:p>
      <text:p text:style-name="P6"><text:span text:style-name="Source_20_Text">while (i &lt; 10) {</text:span></text:p>
      <text:p text:style-name="P6"><text:span text:style-name="Source_20_Text"><text:s text:c="2"/>System.out.println(i);</text:span></text:p>
      <text:p text:style-name="P6"><text:span text:style-name="Source_20_Text"><text:s text:c="2"/>i++;</text:span></text:p>
      <text:p text:style-name="P6"><text:span text:style-name="Source_20_Text"><text:s text:c="2"/>if (i == 4) {</text:span></text:p>
      <text:p text:style-name="P6"><text:span text:style-name="Source_20_Text"><text:s text:c="4"/>break;</text:span></text:p>
      <text:p text:style-name="P6"><text:span text:style-name="Source_20_Text"><text:s text:c="2"/>}</text:span></text:p>
      <text:p text:style-name="P6"><text:span text:style-name="Source_20_Text">}</text:span></text:p>
      <text:p text:style-name="P11"><text:span text:style-name="Source_20_Text"><text:s/></text:span></text:p>
      <text:h text:style-name="P3" text:outline-level="3"><text:span text:style-name="T7">E</text:span>jemplo <text:span text:style-name="T7">continue</text:span></text:h>
      <text:p text:style-name="P6"><text:span text:style-name="Source_20_Text">int i = 0;</text:span></text:p>
      <text:p text:style-name="P6"><text:span text:style-name="Source_20_Text">while (i &lt; 10) {</text:span></text:p>
      <text:p text:style-name="P6"><text:span text:style-name="Source_20_Text"><text:s text:c="2"/>if (i == 4) {</text:span></text:p>
      <text:p text:style-name="P6"><text:span text:style-name="Source_20_Text"><text:s text:c="4"/>i++;</text:span></text:p>
      <text:p text:style-name="P6"><text:span text:style-name="Source_20_Text"><text:s text:c="4"/>continue;</text:span></text:p>
      <text:p text:style-name="P6"><text:span text:style-name="Source_20_Text"><text:s text:c="2"/>}</text:span></text:p>
      <text:p text:style-name="P6"><text:span text:style-name="Source_20_Text"><text:s text:c="2"/>System.out.println(i);</text:span></text:p>
      <text:p text:style-name="P6"><text:span text:style-name="Source_20_Text"><text:s text:c="2"/>i++;</text:span></text:p>
      <text:p text:style-name="P9"><text:span text:style-name="Source_20_Text">}</text:span></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3T12:10:12.556000000</meta:creation-date>
    <dc:date>2023-10-24T16:46:24.577000000</dc:date>
    <meta:editing-duration>PT5H19M55S</meta:editing-duration>
    <meta:editing-cycles>47</meta:editing-cycles>
    <meta:generator>LibreOffice/7.6.0.3$Windows_X86_64 LibreOffice_project/69edd8b8ebc41d00b4de3915dc82f8f0fc3b6265</meta:generator>
    <meta:document-statistic meta:table-count="0" meta:image-count="0" meta:object-count="0" meta:page-count="11" meta:paragraph-count="330" meta:word-count="2036" meta:character-count="11719" meta:non-whitespace-character-count="9752"/>
  </office:meta>
</office:document-meta>
</file>